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3aaa" officeooo:paragraph-rsid="001c3aaa"/>
    </style:style>
    <style:style style:name="P2" style:family="paragraph" style:parent-style-name="Standard">
      <style:paragraph-properties fo:text-align="center" style:justify-single-word="false"/>
      <style:text-properties officeooo:rsid="001c3aaa" officeooo:paragraph-rsid="001c3aaa"/>
    </style:style>
    <style:style style:name="P3" style:family="paragraph" style:parent-style-name="Standard">
      <style:text-properties officeooo:rsid="001cf4a4" officeooo:paragraph-rsid="001cf4a4"/>
    </style:style>
    <style:style style:name="P4" style:family="paragraph" style:parent-style-name="Standard">
      <style:text-properties fo:font-style="italic" officeooo:rsid="001cf4a4" officeooo:paragraph-rsid="001cf4a4" style:font-style-asian="italic" style:font-style-complex="italic"/>
    </style:style>
    <style:style style:name="P5" style:family="paragraph" style:parent-style-name="Standard">
      <style:text-properties officeooo:rsid="001e52cc" officeooo:paragraph-rsid="001e52cc"/>
    </style:style>
    <style:style style:name="P6" style:family="paragraph" style:parent-style-name="Standard">
      <style:text-properties officeooo:rsid="001ef369" officeooo:paragraph-rsid="001ef369"/>
    </style:style>
    <style:style style:name="P7" style:family="paragraph" style:parent-style-name="Standard" style:list-style-name="L2">
      <style:text-properties officeooo:rsid="001ef369" officeooo:paragraph-rsid="001ef369"/>
    </style:style>
    <style:style style:name="P8" style:family="paragraph" style:parent-style-name="Standard" style:list-style-name="L2">
      <style:text-properties officeooo:rsid="00204a65" officeooo:paragraph-rsid="00204a65"/>
    </style:style>
    <style:style style:name="P9" style:family="paragraph" style:parent-style-name="Standard">
      <style:text-properties officeooo:rsid="00204a65" officeooo:paragraph-rsid="00204a65"/>
    </style:style>
    <style:style style:name="P10" style:family="paragraph" style:parent-style-name="Standard">
      <style:text-properties fo:font-size="8pt" officeooo:rsid="001ef369" officeooo:paragraph-rsid="001ef369" style:font-size-asian="8pt" style:font-size-complex="8pt"/>
    </style:style>
    <style:style style:name="P11" style:family="paragraph" style:parent-style-name="Standard">
      <style:text-properties officeooo:rsid="0021fa56" officeooo:paragraph-rsid="0021fa56"/>
    </style:style>
    <style:style style:name="P12" style:family="paragraph" style:parent-style-name="Standard">
      <style:text-properties fo:font-size="12pt" officeooo:rsid="001ef369" officeooo:paragraph-rsid="001ef369" style:font-size-asian="12pt" style:font-size-complex="12pt"/>
    </style:style>
    <style:style style:name="T1" style:family="text">
      <style:text-properties officeooo:rsid="001cf4a4"/>
    </style:style>
    <style:style style:name="T2" style:family="text">
      <style:text-properties officeooo:rsid="001e52cc"/>
    </style:style>
    <style:style style:name="T3" style:family="text">
      <style:text-properties officeooo:rsid="00204a65"/>
    </style:style>
    <style:style style:name="T4" style:family="text">
      <style:text-properties officeooo:rsid="0021fa5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04a65" style:font-weight-asian="bold" style:font-weight-complex="bold"/>
    </style:style>
    <style:style style:name="T7" style:family="text">
      <style:text-properties fo:font-weight="bold" officeooo:rsid="0021fa56" style:font-weight-asian="bold" style:font-weight-complex="bold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04a65" fo:background-color="#ffff00" loext:char-shading-value="0"/>
    </style:style>
    <style:style style:name="T10" style:family="text">
      <style:text-properties officeooo:rsid="0021fa56" fo:background-color="#ffff00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cyclic N-gon <text:span text:style-name="T4">Necklaces</text:span></text:p>
      <text:p text:style-name="P2">by Sven Nilsen, 2020</text:p>
      <text:p text:style-name="P1"/>
      <text:p text:style-name="P4">In this paper I show how to represent cocyclic N-gons <text:span text:style-name="T2">using</text:span> <text:span text:style-name="T2">necklaces</text:span>.</text:p>
      <text:p text:style-name="P1"/>
      <text:p text:style-name="P1">Working with cocyclic N-gons can get quite complex <text:span text:style-name="T1">visually</text:span> as N increases.</text:p>
      <text:p text:style-name="P3">It turns out that there is a much simpler way of representing them, ignoring directional labels on edges:</text:p>
      <text:p text:style-name="P1"/>
      <text:p text:style-name="P1"><text:tab/><text:span text:style-name="T1">[3]<text:tab/><text:tab/><text:tab/><text:tab/><text:tab/>cocyclic triangles</text:span></text:p>
      <text:p text:style-name="P1"><text:tab/><text:span text:style-name="T1">[2, 2]<text:tab/><text:tab/><text:tab/><text:tab/><text:tab/>cocyclic squares</text:span></text:p>
      <text:p text:style-name="P1"><text:tab/><text:span text:style-name="T1">[1, 4]<text:tab/><text:tab/><text:tab/><text:tab/><text:tab/>cocyclic pentagon</text:span></text:p>
      <text:p text:style-name="P1"><text:tab/><text:span text:style-name="T1">[6], [3, 3], [1, 1, 2, 2]<text:tab/><text:tab/><text:tab/>cocyclic hexagons</text:span></text:p>
      <text:p text:style-name="P1"/>
      <text:p text:style-name="P6">The sum of digits is equal to N.</text:p>
      <text:p text:style-name="P6"/>
      <text:p text:style-name="P5">This is a necklace representation (from combinatorics), such that all rotations are equivalent:</text:p>
      <text:p text:style-name="P5"/>
      <text:p text:style-name="P5"><text:tab/>[1, 1, 2, 2]</text:p>
      <text:p text:style-name="P5"><text:tab/>[1, 2, 2, 1]</text:p>
      <text:p text:style-name="P5"><text:tab/>[2, 2, 1, 1]</text:p>
      <text:p text:style-name="P5"><text:tab/>[2, 1, 1, 2]</text:p>
      <text:p text:style-name="P5"/>
      <text:p text:style-name="P5">The standard representation is the one that appears first when sorted.</text:p>
      <text:p text:style-name="P5"/>
      <text:p text:style-name="P5">Each digit alternates the direction from the previous digit.</text:p>
      <text:p text:style-name="P5">Therefore, the only valid number of digits is:</text:p>
      <text:p text:style-name="P5"/>
      <text:p text:style-name="P5"><text:tab/>x : [len] ((= 1) ∨ even)</text:p>
      <text:p text:style-name="P1"/>
      <text:p text:style-name="P6">When constructing the next level of N-gons from a necklace, one can use the following technique:</text:p>
      <text:p text:style-name="P6"/>
      <text:list xml:id="list2432746084342823138" text:style-name="L2">
        <text:list-item>
          <text:p text:style-name="P7">Collapse any `1` with its two neighbors, adding `1` to their sum</text:p>
        </text:list-item>
        <text:list-item>
          <text:p text:style-name="P7">Merge any `a &gt; 1` with one of its neighbors, adding `1` to their sum, leave `a – 1`</text:p>
        </text:list-item>
        <text:list-item>
          <text:p text:style-name="P7">Split any `a &gt; 2`, inserting `2`</text:p>
        </text:list-item>
        <text:list-item>
          <text:p text:style-name="P8">Join ends if the number of digits is odd, resort</text:p>
        </text:list-item>
      </text:list>
      <text:p text:style-name="P9"/>
      <text:p text:style-name="P11">For example, to find the necklaces of cocyclic heptagons:</text:p>
      <text:p text:style-name="P6"/>
      <text:p text:style-name="P10"><text:tab/>[6] =&gt; [(<text:span text:style-name="T5">1</text:span> + 5)] =&gt; <text:span text:style-name="T8">[2, 5]</text:span><text:tab/><text:tab/><text:tab/><text:tab/>[6] =&gt; [(1 + <text:span text:style-name="T5">1</text:span> + 4)] =&gt; [1, 2, 4] <text:span text:style-name="T3">=&gt; [2, 5]</text:span></text:p>
      <text:p text:style-name="P10"><text:tab/><text:span text:style-name="T3">[6] =&gt; [(2 + </text:span><text:span text:style-name="T6">1</text:span><text:span text:style-name="T3"> + 3)] =&gt; [2, 2, 3] =&gt; [2, 5]<text:tab/><text:tab/><text:tab/>[6] =&gt; [(3 + </text:span><text:span text:style-name="T6">1</text:span><text:span text:style-name="T3"> + 2)] =&gt; [3, 2, 2] =&gt; [2, 5]</text:span></text:p>
      <text:p text:style-name="P10"><text:tab/><text:span text:style-name="T3">[6] =&gt; [(4 + </text:span><text:span text:style-name="T6">1</text:span><text:span text:style-name="T3"> + 1)] =&gt; [4, 2, 1] =&gt; [2, 5]<text:tab/><text:tab/><text:tab/>[6] =&gt; [(5 + </text:span><text:span text:style-name="T6">1</text:span><text:span text:style-name="T3">)] =&gt; [5, 2] =&gt; [2, 5]</text:span></text:p>
      <text:p text:style-name="P10"><text:tab/><text:span text:style-name="T3">[3, 3] =&gt; [(</text:span><text:span text:style-name="T6">1</text:span><text:span text:style-name="T3"> + 2), 3] =&gt; [5, 2] =&gt; [2, 5]<text:tab/><text:tab/><text:tab/>[3, 3] =&gt; [(1 + </text:span><text:span text:style-name="T6">1</text:span><text:span text:style-name="T3"> + 1), 3] =&gt; </text:span><text:span text:style-name="T9">[1, 2, 1, 3]</text:span></text:p>
      <text:p text:style-name="P10"><text:tab/><text:span text:style-name="T3">[3, 3] =&gt; [(2 + </text:span><text:span text:style-name="T6">1</text:span><text:span text:style-name="T3">), 3] =&gt; [2, 5]<text:tab/><text:tab/><text:tab/><text:tab/>[3, 3] =&gt; [3, (</text:span><text:span text:style-name="T6">1</text:span><text:span text:style-name="T3"> + 2)] =&gt; [5, 2] =&gt; [2, 5]</text:span></text:p>
      <text:p text:style-name="P10"><text:tab/><text:span text:style-name="T3">[3, 3] =&gt; [3, (1 + </text:span><text:span text:style-name="T6">1</text:span><text:span text:style-name="T3"> + 1)] =&gt; [3, 1, 2, 1] =&gt; [1, 2, 1, 3]<text:tab/><text:tab/>[3, 3] =&gt; [3, (2 + </text:span><text:span text:style-name="T6">1</text:span><text:span text:style-name="T3">)] =&gt; [5, 2] =&gt; [2, 5]</text:span></text:p>
      <text:p text:style-name="P10"><text:tab/><text:span text:style-name="T4">[</text:span><text:span text:style-name="T7">1</text:span><text:span text:style-name="T4">, 1, 2, 2] =&gt; [5, 2] =&gt; [2, 5]<text:tab/><text:tab/><text:tab/><text:tab/>[1, </text:span><text:span text:style-name="T7">1</text:span><text:span text:style-name="T4">, 2, 2] =&gt; [5, 2] =&gt; [2, 5]</text:span></text:p>
      <text:p text:style-name="P10"><text:tab/><text:span text:style-name="T4">[1, 1, (</text:span><text:span text:style-name="T7">1</text:span><text:span text:style-name="T4"> + 1), 2] =&gt; [1, 3, 1, 2] =&gt; [1, 2, 1, 3]<text:tab/><text:tab/>[1, 1, (1 + </text:span><text:span text:style-name="T7">1</text:span><text:span text:style-name="T4">), 2] =&gt; </text:span><text:span text:style-name="T10">[1, 1, 1, 4]</text:span></text:p>
      <text:p text:style-name="P10"><text:tab/><text:span text:style-name="T4">[1, 1, 2, (</text:span><text:span text:style-name="T7">1</text:span><text:span text:style-name="T4"> + 1)] =&gt; [1, 1, 4, 1] =&gt; [1, 1, 1, 4]<text:tab/><text:tab/>[1, 1, 2, (1 + </text:span><text:span text:style-name="T7">1</text:span><text:span text:style-name="T4">)] =&gt; [3, 1, 2, 1] =&gt; [1, 2, 1, 3]</text:span></text:p>
      <text:p text:style-name="P10"/>
      <text:p text:style-name="P12"><text:tab/><text:span text:style-name="T4">[2, 3], [1, 2, 1, 3], [1, 1, 1, 4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0:38:23.118218000</meta:creation-date>
    <dc:date>2020-03-27T21:40:33.069442000</dc:date>
    <meta:editing-duration>PT9M58S</meta:editing-duration>
    <meta:editing-cycles>1</meta:editing-cycles>
    <meta:document-statistic meta:table-count="0" meta:image-count="0" meta:object-count="0" meta:page-count="1" meta:paragraph-count="35" meta:word-count="463" meta:character-count="1999" meta:non-whitespace-character-count="1523"/>
    <meta:generator>LibreOffice/5.1.2.2$MacOSX_X86_64 LibreOffice_project/d3bf12ecb743fc0d20e0be0c58ca359301eb705f</meta:generator>
  </office:meta>
</office:document-meta>
</file>